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fo:font-size="12pt" style:font-size-asian="12pt" style:font-size-complex="12pt"/>
    </style:style>
    <style:style style:name="P3" style:family="paragraph" style:parent-style-name="UrbanBody">
      <style:paragraph-properties fo:text-align="center" style:justify-single-word="false"/>
      <style:text-properties fo:font-size="12pt" style:font-size-asian="12pt" style:font-size-complex="12pt"/>
    </style:style>
    <style:style style:name="P4" style:family="paragraph" style:parent-style-name="UrbanBody">
      <style:paragraph-properties fo:text-align="start" style:justify-single-word="false"/>
      <style:text-properties style:font-name="Times New Roman1" fo:font-size="12pt" style:font-size-asian="12pt" style:font-size-complex="12pt"/>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ff0000"/>
    </style:style>
    <style:style style:name="T9" style:family="text">
      <style:text-properties fo:language="zxx" fo:country="none" style:language-asian="zxx" style:country-asian="none"/>
    </style:style>
    <style:style style:name="T10" style:family="text">
      <style:text-properties style:font-name-complex="Arial"/>
    </style:style>
    <style:style style:name="T11" style:family="text">
      <style:text-properties style:text-underline-style="solid" style:text-underline-width="auto" style:text-underline-color="font-color" style:font-name-complex="Arial"/>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6"><text:span text:style-name="T17">do text</text:span></text:p><text:p text:style-name="P6"><text:span text:style-name="T17">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2"><office:annotation><dc:creator>sde </dc:creator><dc:date>2011-07-27T10:01:44</dc:date><text:p text:style-name="P5"><text:span text:style-name="T12">do text if not len(self.getApplicants()) &gt; 1</text:span></text:p><text:p text:style-name="P5"><text:span text:style-name="T13">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5"><text:span text:style-name="T12">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5"><text:span text:style-name="T16">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5"><text:span text:style-name="T12">do text</text:span></text:p><text:p text:style-name="P5"><text:span text:style-name="T13">from document(at=reference, format='odt')</text:span></text:p></office:annotation></text:span>Import depuis reference.odt</text:p>
      <text:p text:style-name="UrbanBody"/>
      <text:p text:style-name="UrbanBody"><office:annotation><dc:creator>Gauthier Bastien</dc:creator><dc:date>2011-02-16T16:12:24</dc:date><text:p text:style-name="P5"><text:span text:style-name="T15">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5"><text:span text:style-name="T14">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Title3">Présidence de :</text:p>
      <text:p text:style-name="UrbanTitle3"/>
      <text:p text:style-name="UrbanTitle3">Présence de :</text:p>
      <text:p text:style-name="UrbanBody"/>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9"> </text:span>et portant sur <text:text-input text:description="Objet des travaux">self.getLicenceSubject()</text:text-input> <text:s/>à <text:s/><text:text-input text:description="Situation des travaux">self.getWorkLocationSignaletic()</text:text-input> inscrit au cadastre section <text:text-input text:description="Bien-Parcelles">self.getPortionOutsText()</text:text-input> .</text:p>
      <text:p text:style-name="P2"/>
      <text:p text:style-name="P2">Vu que le projet comprend le cahier spécial des charges, le plan techniques du projet (, y compris le plan de rétrocession), le métré descriptif et le devis estimatif d’un montant de <text:span text:style-name="T8"><text:s/></text:span><text:span text:style-name="T7">€,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et qu’un <text:soft-page-break/>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5">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11">Article 1 </text:span><text:span text:style-name="T10">: ...</text:span></text:p>
      <text:p text:style-name="UrbanBody"/>
      <text:p text:style-name="UrbanBody"><office:annotation><dc:creator>Gauthier Bastien</dc:creator><dc:date>2011-02-21T09:23:46</dc:date><text:p text:style-name="P5"><text:span text:style-name="T13">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5"><text:span text:style-name="T13">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5"><text:span text:style-name="T12">do text</text:span></text:p><text:p text:style-name="P5"><text:span text:style-name="T13">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100%" fo:margin-left="2cm" fo:margin-right="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1-11-15T13:07:36</dc:date>
    <dc:creator>sde </dc:creator>
    <meta:editing-duration>PT10H2M40S</meta:editing-duration>
    <meta:editing-cycles>45</meta:editing-cycles>
    <meta:generator>LibreOffice/3.5$Linux_x86 LibreOffice_project/350m1$Build-202</meta:generator>
    <meta:document-statistic meta:table-count="0" meta:image-count="0" meta:object-count="0" meta:page-count="2" meta:paragraph-count="35" meta:word-count="349" meta:character-count="2523" meta:non-whitespace-character-count="2199"/>
  </office:meta>
</office:document-meta>
</file>